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ucidasans1" svg:font-family="Lucidasans"/>
    <style:font-face style:name="Courier New" svg:font-family="'Courier New'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</office:font-face-decls>
  <office:automatic-styles>
    <style:style style:name="P1" style:family="paragraph" style:parent-style-name="Standard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</text:span>bbb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ucidasans1" svg:font-family="Lucidasans"/>
    <style:font-face style:name="Courier New" svg:font-family="'Courier New'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2" style:font-size-asian="12pt" style:language-asian="none" style:country-asian="none" style:font-name-complex="Lucida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font-name-asian="Arial2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10.17$Linux_X86_64 LibreOffice_project/1efecdfac65b5eafa7b56d8eafb70d39107144ce</meta:generator>
    <meta:creation-date>2005-12-22T21:17:48</meta:creation-date>
    <dc:date>2014-11-02T18:24:46.480143754</dc:date>
    <dc:language>nl-NL</dc:language>
    <meta:editing-cycles>39</meta:editing-cycles>
    <meta:editing-duration>P1DT4H14M12S</meta:editing-duration>
    <dc:creator>Miklos Vajna</dc:creator>
    <meta:document-statistic meta:table-count="0" meta:image-count="0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